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23C4755BB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1.083cm" fo:min-width="8.91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2.254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17cm" fo:min-width="9.75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7cm" fo:min-width="1.919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943cm" svg:height="16.375cm" svg:x="-0.416cm" svg:y="-0.042cm">
            <draw:image xlink:href="Pictures/10000000000002600000023C4755BB3D.png" xlink:type="simple" xlink:show="embed" xlink:actuate="onLoad" draw:mime-type="image/png">
              <text:p/>
            </draw:image>
          </draw:frame>
          <draw:custom-shape draw:style-name="gr3" draw:text-style-name="P2" draw:layer="layout" svg:width="9.417cm" svg:height="1.333cm" svg:x="6.166cm" svg:y="1.8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834cm" svg:height="0.5cm" svg:x="5.416cm" svg:y="3.16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0.332cm" svg:height="0.5cm" svg:x="5.251cm" svg:y="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99cm" svg:height="0.667cm" svg:x="5.251cm" svg:y="4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01:02:05.208135573</dc:date>
    <meta:editing-duration>PT4M2S</meta:editing-duration>
    <meta:editing-cycles>1</meta:editing-cycles>
    <meta:document-statistic meta:object-count="6"/>
    <meta:generator>LibreOffice/24.2.6.2$Linux_X86_64 LibreOffice_project/420$Build-2</meta:generator>
  </office:meta>
</office:document-meta>
</file>